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e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size="16pt" style:font-size-asian="16pt" style:font-size-complex="16pt"/>
    </style:style>
    <style:style style:name="P3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T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6" style:parent-style-name="Car.predefinitoparagrafo" style:family="text">
      <style:text-properties style:font-name="Palatino Linotype" fo:font-style="italic" style:font-style-asian="italic" style:text-scale="105%"/>
    </style:style>
    <style:style style:name="T7" style:parent-style-name="Car.predefinitoparagrafo" style:family="text">
      <style:text-properties style:font-name="Cambria" style:text-scale="105%"/>
    </style:style>
    <style:style style:name="P8" style:parent-style-name="Normale" style:family="paragraph">
      <style:paragraph-properties fo:text-align="center"/>
    </style:style>
    <style:style style:name="P9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T1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1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12" style:parent-style-name="Car.predefinitoparagrafo" style:family="text">
      <style:text-properties style:font-name="Palatino Linotype" fo:font-style="italic" style:font-style-asian="italic" style:text-scale="105%"/>
    </style:style>
    <style:style style:name="T13" style:parent-style-name="Car.predefinitoparagrafo" style:family="text">
      <style:text-properties style:font-name="Cambria" style:text-scale="105%"/>
    </style:style>
    <style:style style:name="T14" style:parent-style-name="Car.predefinitoparagrafo" style:family="text">
      <style:text-properties style:font-name="Cambria" style:text-scale="105%"/>
    </style:style>
    <style:style style:name="T15" style:parent-style-name="Car.predefinitoparagrafo" style:family="text">
      <style:text-properties style:font-name="Cambria" style:text-scale="105%"/>
    </style:style>
    <style:style style:name="T16" style:parent-style-name="Car.predefinitoparagrafo" style:family="text">
      <style:text-properties style:font-name="Cambria" style:text-scale="105%"/>
    </style:style>
    <style:style style:name="P17" style:parent-style-name="Normale" style:family="paragraph">
      <style:paragraph-properties fo:text-align="center"/>
    </style:style>
    <style:style style:name="P18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19" style:parent-style-name="Car.predefinitoparagrafo" style:family="text">
      <style:text-properties style:font-name="Palatino Linotype" fo:font-style="italic" style:font-style-asian="italic" style:text-scale="105%"/>
    </style:style>
    <style:style style:name="T20" style:parent-style-name="Car.predefinitoparagrafo" style:family="text">
      <style:text-properties style:font-name="Cambria" style:text-scale="105%"/>
    </style:style>
    <style:style style:name="T21" style:parent-style-name="Car.predefinitoparagrafo" style:family="text">
      <style:text-properties style:font-name="Cambria" style:text-scale="105%"/>
    </style:style>
    <style:style style:name="T22" style:parent-style-name="Car.predefinitoparagrafo" style:family="text">
      <style:text-properties style:font-name="Cambria" style:text-scale="105%"/>
    </style:style>
    <style:style style:name="T23" style:parent-style-name="Car.predefinitoparagrafo" style:family="text">
      <style:text-properties style:font-name="Cambria" style:text-scale="105%"/>
    </style:style>
    <style:style style:name="T24" style:parent-style-name="Car.predefinitoparagrafo" style:family="text">
      <style:text-properties style:font-name="Cambria" style:text-scale="105%"/>
    </style:style>
    <style:style style:name="T25" style:parent-style-name="Car.predefinitoparagrafo" style:family="text">
      <style:text-properties style:font-name="Cambria" style:text-scale="105%"/>
    </style:style>
    <style:style style:name="T26" style:parent-style-name="Car.predefinitoparagrafo" style:family="text">
      <style:text-properties style:font-name="Cambria" style:text-scale="105%"/>
    </style:style>
    <style:style style:name="T27" style:parent-style-name="Car.predefinitoparagrafo" style:family="text">
      <style:text-properties style:font-name="Cambria" style:text-scale="105%"/>
    </style:style>
    <style:style style:name="T28" style:parent-style-name="Car.predefinitoparagrafo" style:family="text">
      <style:text-properties style:font-name="Cambria" style:text-scale="105%"/>
    </style:style>
    <style:style style:name="T29" style:parent-style-name="Car.predefinitoparagrafo" style:family="text">
      <style:text-properties style:font-name="Cambria" style:text-scale="105%"/>
    </style:style>
    <style:style style:name="T30" style:parent-style-name="Car.predefinitoparagrafo" style:family="text">
      <style:text-properties style:font-name="Cambria" style:text-scale="105%"/>
    </style:style>
    <style:style style:name="T31" style:parent-style-name="Car.predefinitoparagrafo" style:family="text">
      <style:text-properties style:font-name="Cambria" style:text-scale="105%"/>
    </style:style>
    <style:style style:name="P32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T3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34" style:parent-style-name="Normale" style:family="paragraph">
      <style:paragraph-properties fo:text-align="center"/>
    </style:style>
    <style:style style:name="P35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T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37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38" style:parent-style-name="Car.predefinitoparagrafo" style:family="text">
      <style:text-properties style:font-name="Palatino Linotype" fo:font-style="italic" style:font-style-asian="italic" style:text-scale="105%"/>
    </style:style>
    <style:style style:name="T39" style:parent-style-name="Car.predefinitoparagrafo" style:family="text">
      <style:text-properties style:font-name="Cambria" style:text-scale="105%"/>
    </style:style>
    <style:style style:name="T40" style:parent-style-name="Car.predefinitoparagrafo" style:family="text">
      <style:text-properties style:font-name="Cambria" style:text-scale="105%"/>
    </style:style>
    <style:style style:name="T41" style:parent-style-name="Car.predefinitoparagrafo" style:family="text">
      <style:text-properties style:font-name="Cambria" style:text-scale="105%"/>
    </style:style>
    <style:style style:name="T42" style:parent-style-name="Car.predefinitoparagrafo" style:family="text">
      <style:text-properties style:font-name="Cambria" style:text-scale="105%"/>
    </style:style>
    <style:style style:name="T43" style:parent-style-name="Car.predefinitoparagrafo" style:family="text">
      <style:text-properties style:font-name="Cambria" style:text-scale="105%"/>
    </style:style>
    <style:style style:name="T44" style:parent-style-name="Car.predefinitoparagrafo" style:family="text">
      <style:text-properties style:font-name="Cambria" style:text-scale="105%"/>
    </style:style>
    <style:style style:name="T45" style:parent-style-name="Car.predefinitoparagrafo" style:family="text">
      <style:text-properties style:font-name="Cambria" style:text-scale="105%"/>
    </style:style>
    <style:style style:name="T46" style:parent-style-name="Car.predefinitoparagrafo" style:family="text">
      <style:text-properties style:font-name="Cambria" style:text-scale="105%"/>
    </style:style>
    <style:style style:name="T47" style:parent-style-name="Car.predefinitoparagrafo" style:family="text">
      <style:text-properties style:font-name="Cambria" style:text-scale="105%"/>
    </style:style>
    <style:style style:name="P48" style:parent-style-name="Normale" style:family="paragraph">
      <style:paragraph-properties fo:text-align="center"/>
    </style:style>
    <style:style style:name="P49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T5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1" style:parent-style-name="Normale" style:family="paragraph">
      <style:paragraph-properties fo:text-align="center"/>
    </style:style>
    <style:style style:name="P52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53" style:parent-style-name="Car.predefinitoparagrafo" style:family="text">
      <style:text-properties style:font-name="Palatino Linotype" fo:font-style="italic" style:font-style-asian="italic" style:text-scale="105%"/>
    </style:style>
    <style:style style:name="T54" style:parent-style-name="Car.predefinitoparagrafo" style:family="text">
      <style:text-properties style:font-name="Cambria" style:text-scale="105%"/>
    </style:style>
    <style:style style:name="T55" style:parent-style-name="Car.predefinitoparagrafo" style:family="text">
      <style:text-properties style:font-name="Cambria" style:text-scale="105%"/>
    </style:style>
    <style:style style:name="T56" style:parent-style-name="Car.predefinitoparagrafo" style:family="text">
      <style:text-properties style:font-name="Cambria" style:text-scale="105%"/>
    </style:style>
    <style:style style:name="T57" style:parent-style-name="Car.predefinitoparagrafo" style:family="text">
      <style:text-properties style:font-name="Cambria" style:text-scale="105%"/>
    </style:style>
    <style:style style:name="T58" style:parent-style-name="Car.predefinitoparagrafo" style:family="text">
      <style:text-properties style:font-name="Cambria" style:text-scale="105%"/>
    </style:style>
    <style:style style:name="T59" style:parent-style-name="Car.predefinitoparagrafo" style:family="text">
      <style:text-properties style:font-name="Cambria" style:text-scale="105%"/>
    </style:style>
    <style:style style:name="T60" style:parent-style-name="Car.predefinitoparagrafo" style:family="text">
      <style:text-properties style:font-name="Cambria" style:text-scale="105%"/>
    </style:style>
    <style:style style:name="T61" style:parent-style-name="Car.predefinitoparagrafo" style:family="text">
      <style:text-properties style:font-name="Cambria" style:text-scale="105%"/>
    </style:style>
    <style:style style:name="P62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T6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4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65" style:parent-style-name="Car.predefinitoparagrafo" style:family="text">
      <style:text-properties style:font-name="Palatino Linotype" fo:font-style="italic" style:font-style-asian="italic" style:text-scale="105%"/>
    </style:style>
    <style:style style:name="T66" style:parent-style-name="Car.predefinitoparagrafo" style:family="text">
      <style:text-properties style:font-name="Cambria" style:text-scale="105%"/>
    </style:style>
    <style:style style:name="T67" style:parent-style-name="Car.predefinitoparagrafo" style:family="text">
      <style:text-properties style:font-name="Cambria" style:text-scale="105%"/>
    </style:style>
    <style:style style:name="T68" style:parent-style-name="Car.predefinitoparagrafo" style:family="text">
      <style:text-properties style:font-name="Cambria" style:text-scale="105%"/>
    </style:style>
    <style:style style:name="T69" style:parent-style-name="Car.predefinitoparagrafo" style:family="text">
      <style:text-properties style:font-name="Cambria" style:text-scale="105%"/>
    </style:style>
    <style:style style:name="T70" style:parent-style-name="Car.predefinitoparagrafo" style:family="text">
      <style:text-properties style:font-name="Cambria" style:text-scale="105%"/>
    </style:style>
    <style:style style:name="T71" style:parent-style-name="Car.predefinitoparagrafo" style:family="text">
      <style:text-properties style:font-name="Cambria" style:text-scale="105%"/>
    </style:style>
    <style:style style:name="T72" style:parent-style-name="Car.predefinitoparagrafo" style:family="text">
      <style:text-properties style:font-name="Cambria" style:text-scale="105%"/>
    </style:style>
    <style:style style:name="T73" style:parent-style-name="Car.predefinitoparagrafo" style:family="text">
      <style:text-properties style:font-name="Cambria" style:text-scale="105%"/>
    </style:style>
    <style:style style:name="T74" style:parent-style-name="Car.predefinitoparagrafo" style:family="text">
      <style:text-properties style:font-name="Cambria" style:text-scale="105%"/>
    </style:style>
    <style:style style:name="T75" style:parent-style-name="Car.predefinitoparagrafo" style:family="text">
      <style:text-properties style:font-name="Cambria" style:text-scale="105%"/>
    </style:style>
    <style:style style:name="T76" style:parent-style-name="Car.predefinitoparagrafo" style:family="text">
      <style:text-properties style:font-name="Cambria" style:text-scale="105%"/>
    </style:style>
    <style:style style:name="P77" style:parent-style-name="Normale" style:family="paragraph">
      <style:paragraph-properties fo:text-align="center">
        <style:tab-stops>
          <style:tab-stop style:type="left" style:position="0.8166in"/>
        </style:tab-stops>
      </style:paragraph-properties>
    </style:style>
    <style:style style:name="P78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P79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80" style:parent-style-name="Car.predefinitoparagrafo" style:family="text">
      <style:text-properties style:font-name="Palatino Linotype" fo:font-style="italic" style:font-style-asian="italic" style:text-scale="105%"/>
    </style:style>
    <style:style style:name="T81" style:parent-style-name="Car.predefinitoparagrafo" style:family="text">
      <style:text-properties style:font-name="Cambria" style:text-scale="105%"/>
    </style:style>
    <style:style style:name="T82" style:parent-style-name="Car.predefinitoparagrafo" style:family="text">
      <style:text-properties style:font-name="Cambria" style:text-scale="105%"/>
    </style:style>
    <style:style style:name="T83" style:parent-style-name="Car.predefinitoparagrafo" style:family="text">
      <style:text-properties style:font-name="Cambria" style:text-scale="105%"/>
    </style:style>
    <style:style style:name="T84" style:parent-style-name="Car.predefinitoparagrafo" style:family="text">
      <style:text-properties style:font-name="Cambria" style:text-scale="105%"/>
    </style:style>
    <style:style style:name="T85" style:parent-style-name="Car.predefinitoparagrafo" style:family="text">
      <style:text-properties style:font-name="Cambria" style:text-scale="105%"/>
    </style:style>
    <style:style style:name="T86" style:parent-style-name="Car.predefinitoparagrafo" style:family="text">
      <style:text-properties style:font-name="Cambria" style:text-scale="105%"/>
    </style:style>
    <style:style style:name="P87" style:parent-style-name="Normale" style:family="paragraph">
      <style:paragraph-properties fo:text-align="center"/>
    </style:style>
    <style:style style:name="P88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P89" style:parent-style-name="Normale" style:family="paragraph">
      <style:paragraph-properties fo:text-indent="0.4916in"/>
    </style:style>
    <style:style style:name="P90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91" style:parent-style-name="Car.predefinitoparagrafo" style:family="text">
      <style:text-properties style:font-name="Palatino Linotype" fo:font-style="italic" style:font-style-asian="italic" style:text-scale="105%"/>
    </style:style>
    <style:style style:name="T92" style:parent-style-name="Car.predefinitoparagrafo" style:family="text">
      <style:text-properties style:font-name="Cambria" style:text-scale="105%"/>
    </style:style>
    <style:style style:name="T93" style:parent-style-name="Car.predefinitoparagrafo" style:family="text">
      <style:text-properties style:font-name="Cambria" style:text-scale="105%"/>
    </style:style>
    <style:style style:name="T94" style:parent-style-name="Car.predefinitoparagrafo" style:family="text">
      <style:text-properties style:font-name="Cambria" style:text-scale="105%"/>
    </style:style>
    <style:style style:name="P95" style:parent-style-name="Normale" style:family="paragraph">
      <style:paragraph-properties fo:text-align="center">
        <style:tab-stops>
          <style:tab-stop style:type="left" style:position="0.6458in"/>
        </style:tab-stops>
      </style:paragraph-properties>
    </style:style>
    <style:style style:family="graphic" style:name="a20" style:parent-style-name="Graphics">
      <style:graphic-properties fo:border="none" fo:background-color="transparent" fo:clip="rect(0in, 0in, 0in, 0in)"/>
    </style:style>
    <style:style style:family="graphic" style:name="a21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border="none" fo:background-color="transparent" fo:clip="rect(0in, 0in, 0in, 0in)"/>
    </style:style>
    <style:style style:family="graphic" style:name="a10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 fo:clip="rect(0in, 0in, 0in, 0in)"/>
    </style:style>
    <style:style style:family="graphic" style:name="a13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none" fo:background-color="transparent" fo:clip="rect(0in, 0in, 0in, 0in)"/>
    </style:style>
    <style:style style:family="graphic" style:name="a17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8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text:span text:style-name="T2">Schema Logico</text:span></text:p>
      <text:p text:style-name="Normale"><draw:frame draw:z-index="251659264" draw:id="id0" draw:style-name="a0" draw:name="Textbox 63" text:anchor-type="paragraph" svg:x="1.275in" svg:y="0.32847in" svg:width="5.66667in" svg:height="0.40556in" style:rel-width="scale" style:rel-height="scale"><draw:text-box><text:p text:style-name="P3">Utente (<text:span text:style-name="T4">Username</text:span>,email,password)</text:p></draw:text-box><svg:title/><svg:desc/></draw:frame><draw:frame draw:z-index="251661312" draw:id="id1" draw:style-name="a1" draw:name="Textbox 64" text:anchor-type="paragraph" svg:x="1.275in" svg:y="0.89514in" svg:width="5.66667in" svg:height="0.64167in" style:rel-width="scale" style:rel-height="scale"><draw:text-box><text:p text:style-name="P5"><text:span text:style-name="T6">Chiavi esterne</text:span><text:span text:style-name="T7">:<text:s/></text:span></text:p></draw:text-box><svg:title/><svg:desc/></draw:frame></text:p>
      <text:p text:style-name="P8"><draw:frame draw:z-index="251663360" draw:id="id2" draw:style-name="a2" draw:name="Textbox 63" text:anchor-type="paragraph" svg:x="1.25833in" svg:y="1.575in" svg:width="5.68333in" svg:height="0.40556in" style:rel-width="scale" style:rel-height="scale"><draw:text-box><text:p text:style-name="P9">Gruppo (<text:span text:style-name="T10">IdGruppo</text:span><text:s/>,nome,tag,data_creazione,FK<text:s/>usernameCreatore)</text:p></draw:text-box><svg:title/><svg:desc/></draw:frame><draw:frame draw:z-index="251665408" draw:id="id3" draw:style-name="a3" draw:name="Textbox 64" text:anchor-type="paragraph" svg:x="1.25833in" svg:y="2.08333in" svg:width="5.68333in" svg:height="0.64167in" style:rel-width="scale" style:rel-height="scale"><draw:text-box><text:p text:style-name="P11"><text:span text:style-name="T12">Chiavi esterne</text:span><text:span text:style-name="T13">: FK</text:span><text:span text:style-name="T14"><text:s/></text:span>usernameCreatore<text:span text:style-name="T15"><text:s/>↪<text:s/></text:span><text:span text:style-name="T16">Utente.username <text:s text:c="4"/></text:span></text:p></draw:text-box><svg:title/><svg:desc/></draw:frame><draw:frame draw:style-name="a4" draw:name="Immagine 1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P17"><draw:frame draw:z-index="251668480" draw:id="id4" draw:style-name="a5" draw:name="Textbox 64" text:anchor-type="paragraph" svg:x="1.25833in" svg:y="2.16319in" svg:width="5.68333in" svg:height="0.64167in" style:rel-width="scale" style:rel-height="scale"><draw:text-box><text:p text:style-name="P18"><text:span text:style-name="T19">Chiavi esterne</text:span><text:span text:style-name="T20">: FK_</text:span><text:s/>Username<text:span text:style-name="T21"><text:s/></text:span><text:span text:style-name="T22">↪</text:span><text:span text:style-name="T23">Utente.username <text:s text:c="37"/></text:span><text:span text:style-name="T24"><text:s text:c="7"/></text:span><text:span text:style-name="T25"><text:s text:c="2"/></text:span><text:span text:style-name="T26"><text:s text:c="4"/></text:span><text:span text:style-name="T27"><text:s/></text:span><text:span text:style-name="T28">FK Id</text:span><text:span text:style-name="T29">Gruppo<text:s/></text:span><text:span text:style-name="T30">↪<text:s/></text:span><text:span text:style-name="T31">Gruppo.IDgruppo</text:span></text:p></draw:text-box><svg:title/><svg:desc/></draw:frame><draw:frame draw:z-index="251667456" draw:id="id5" draw:style-name="a6" draw:name="Textbox 63" text:anchor-type="paragraph" svg:x="1.275in" svg:y="1.61319in" svg:width="5.66667in" svg:height="0.40556in" style:rel-width="scale" style:rel-height="scale"><draw:text-box><text:p text:style-name="P32">Richiesta (<text:span text:style-name="T33">IdRichiesta</text:span>,data_richiesta,ora_richiesta,testo,esito,FK<text:s/>Username,FK<text:s/>Username)</text:p></draw:text-box><svg:title/><svg:desc/></draw:frame><draw:frame draw:style-name="a7" draw:name="Immagine 2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P34"><draw:frame draw:z-index="251672576" draw:id="id6" draw:style-name="a8" draw:name="Textbox 63" text:anchor-type="paragraph" svg:x="1.275in" svg:y="1.6625in" svg:width="5.66667in" svg:height="0.40556in" style:rel-width="scale" style:rel-height="scale"><draw:text-box><text:p text:style-name="P35">Post<text:s/>(<text:span text:style-name="T36">IdPost</text:span>,foto,testo,data_pubblicazione,ora_pubblicazione,<text:s/>FK IdGruppo,<text:s/>FK Username)</text:p></draw:text-box><svg:title/><svg:desc/></draw:frame><draw:frame draw:style-name="a9" draw:name="Immagine 3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Normale"><draw:frame draw:z-index="251673600" draw:id="id7" draw:style-name="a10" draw:name="Textbox 64" text:anchor-type="paragraph" svg:x="1.28333in" svg:y="0.62917in" svg:width="5.65833in" svg:height="0.64167in" style:rel-width="scale" style:rel-height="scale"><draw:text-box><text:p text:style-name="P37"><text:span text:style-name="T38">Chiavi esterne</text:span><text:span text:style-name="T39">:<text:s/></text:span><text:span text:style-name="T40">FK<text:s/></text:span><text:span text:style-name="T41">Id</text:span><text:span text:style-name="T42">Gruppo ↪ Gruppo.IDgruppo<text:s/></text:span><text:span text:style-name="T43"><text:s text:c="43"/></text:span><text:span text:style-name="T44">FK</text:span><text:span text:style-name="T45"><text:s/></text:span>Username<text:span text:style-name="T46"><text:s/></text:span><text:span text:style-name="T47">↪ Utente.username<text:s/></text:span></text:p></draw:text-box><svg:title/><svg:desc/></draw:frame></text:p>
      <text:p text:style-name="P48"><draw:frame draw:z-index="251669504" draw:id="id8" draw:style-name="a11" draw:name="Textbox 63" text:anchor-type="paragraph" svg:x="1.28333in" svg:y="0.87361in" svg:width="5.65833in" svg:height="0.40556in" style:rel-width="scale" style:rel-height="scale"><draw:text-box><text:p text:style-name="P49">Notifica(<text:span text:style-name="T50">idNotifica</text:span>,data,ora,<text:s/>FK Username,PK IdPost)</text:p></draw:text-box><svg:title/><svg:desc/></draw:frame><draw:frame draw:style-name="a12" draw:name="Immagine 656667972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P51"><draw:frame draw:z-index="251675648" draw:id="id9" draw:style-name="a13" draw:name="Textbox 64" text:anchor-type="paragraph" svg:x="1.275in" svg:y="2.15417in" svg:width="5.71389in" svg:height="0.64167in" style:rel-width="scale" style:rel-height="scale"><draw:text-box><text:p text:style-name="P52"><text:span text:style-name="T53">Chiavi esterne</text:span><text:span text:style-name="T54">:<text:s/></text:span><text:span text:style-name="T55">FK</text:span><text:s/>Username<text:span text:style-name="T56"><text:s/></text:span><text:span text:style-name="T57">↪ Utente.username<text:s/></text:span><text:span text:style-name="T58"><text:s text:c="8"/></text:span><text:span text:style-name="T59"><text:s text:c="37"/>FK<text:s/></text:span>IdPost<text:span text:style-name="T60"><text:s/></text:span><text:span text:style-name="T61">↪ Post.IdPost<text:s/></text:span></text:p></draw:text-box><svg:title/><svg:desc/></draw:frame><draw:frame draw:z-index="251674624" draw:id="id10" draw:style-name="a14" draw:name="Textbox 63" text:anchor-type="paragraph" svg:x="1.275in" svg:y="1.55417in" svg:width="5.66667in" svg:height="0.40556in" style:rel-width="scale" style:rel-height="scale"><draw:text-box><text:p text:style-name="P62">Interazione(<text:span text:style-name="T63">IdInterazione</text:span>,data,ora,testo,tipo_interazione,<text:s/>FK Username,PK IdPost)</text:p></draw:text-box><svg:title/><svg:desc/></draw:frame><draw:frame draw:z-index="251670528" draw:id="id11" draw:style-name="a15" draw:name="Textbox 64" text:anchor-type="paragraph" svg:x="1.28333in" svg:y="0.62917in" svg:width="5.65833in" svg:height="0.64167in" style:rel-width="scale" style:rel-height="scale"><draw:text-box><text:p text:style-name="P64"><text:span text:style-name="T65">Chiavi esterne</text:span><text:span text:style-name="T66">:<text:s/></text:span><text:span text:style-name="T67">FK</text:span><text:s/>Username<text:span text:style-name="T68"><text:s/></text:span><text:span text:style-name="T69">↪ Utente.username<text:s/></text:span><text:span text:style-name="T70"><text:s text:c="44"/></text:span><text:span text:style-name="T71">FK</text:span><text:span text:style-name="T72"><text:s/></text:span>IdPost<text:span text:style-name="T73"><text:s/></text:span><text:span text:style-name="T74">↪<text:s/></text:span><text:span text:style-name="T75">Post.I</text:span><text:span text:style-name="T76">dPost<text:s/></text:span></text:p></draw:text-box><svg:title/><svg:desc/></draw:frame></text:p>
      <text:p text:style-name="P77"><draw:frame draw:style-name="a16" draw:name="Immagine 486066469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Normale"/>
      <text:soft-page-break/>
      <text:p text:style-name="Normale"><draw:frame draw:z-index="251677696" draw:id="id12" draw:style-name="a17" draw:name="Textbox 63" text:anchor-type="paragraph" svg:x="1.32431in" svg:y="0.25in" svg:width="5.66667in" svg:height="0.40556in" style:rel-width="scale" style:rel-height="scale"><draw:text-box><text:p text:style-name="P78">Crea(FK Username,PK IdGruppo)</text:p></draw:text-box><svg:title/><svg:desc/></draw:frame><draw:frame draw:z-index="251679744" draw:id="id13" draw:style-name="a18" draw:name="Textbox 64" text:anchor-type="paragraph" svg:x="1.27708in" svg:y="0.83264in" svg:width="5.71389in" svg:height="0.64167in" style:rel-width="scale" style:rel-height="scale"><draw:text-box><text:p text:style-name="P79"><text:span text:style-name="T80">Chiavi esterne</text:span><text:span text:style-name="T81">: FK</text:span><text:s/>Username<text:span text:style-name="T82"><text:s/>↪ Utente.username <text:s text:c="45"/>FK<text:s/></text:span>IdGruppo<text:span text:style-name="T83"><text:s/>↪<text:s/></text:span><text:span text:style-name="T84">Gruppo</text:span><text:span text:style-name="T85">.Id</text:span><text:span text:style-name="T86">Gruppo</text:span></text:p></draw:text-box><svg:title/><svg:desc/></draw:frame></text:p>
      <text:p text:style-name="P87"><draw:frame draw:z-index="251681792" draw:id="id14" draw:style-name="a19" draw:name="Textbox 63" text:anchor-type="paragraph" svg:x="1.32431in" svg:y="1.51944in" svg:width="5.66667in" svg:height="0.40556in" style:rel-width="scale" style:rel-height="scale"><draw:text-box><text:p text:style-name="P88">Amministra(FK Username,PK IdGruppo)</text:p></draw:text-box><svg:title/><svg:desc/></draw:frame><draw:frame draw:style-name="a20" draw:name="Immagine 4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P89"><draw:frame draw:z-index="251683840" draw:id="id15" draw:style-name="a21" draw:name="Textbox 64" text:anchor-type="paragraph" svg:x="1.31875in" svg:y="0.62292in" svg:width="5.71389in" svg:height="0.64167in" style:rel-width="scale" style:rel-height="scale"><draw:text-box><text:p text:style-name="P90"><text:span text:style-name="T91">Chiavi esterne</text:span><text:span text:style-name="T92">: FK</text:span><text:s/>Username<text:span text:style-name="T93"><text:s/>↪ Utente.username <text:s text:c="45"/>FK<text:s/></text:span>IdGruppo<text:span text:style-name="T94"><text:s/>↪ Gruppo.IdGruppo</text:span></text:p></draw:text-box><svg:title/><svg:desc/></draw:frame></text:p>
      <text:p text:style-name="P95"><draw:frame draw:style-name="a22" draw:name="Immagine 750505927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IGI BOVE</meta:initial-creator>
    <dc:creator>LUIGI BOVE</dc:creator>
    <meta:creation-date>2023-12-09T07:52:00Z</meta:creation-date>
    <dc:date>2023-12-09T10:56:00Z</dc:date>
    <meta:template xlink:href="Normal" xlink:type="simple"/>
    <meta:editing-cycles>2</meta:editing-cycles>
    <meta:editing-duration>PT0S</meta:editing-duration>
    <meta:document-statistic meta:page-count="2" meta:paragraph-count="1" meta:word-count="7" meta:character-count="50" meta:row-count="1" meta:non-whitespace-character-count="44"/>
  </office:meta>
</office:document-meta>
</file>